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0e4c" officeooo:paragraph-rsid="000e0e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93;140</text:p>
      <text:p text:style-name="P1">1250;140</text:p>
      <text:p text:style-name="P1">1406;140</text:p>
      <text:p text:style-name="P1">1563;140</text:p>
      <text:p text:style-name="P1">1720;140</text:p>
      <text:p text:style-name="P1">1876;141</text:p>
      <text:p text:style-name="P1">2033;140</text:p>
      <text:p text:style-name="P1">2189;140</text:p>
      <text:p text:style-name="P1">2345;140</text:p>
      <text:p text:style-name="P1">2502;140</text:p>
      <text:p text:style-name="P1">2659;140</text:p>
      <text:p text:style-name="P1">2814;140</text:p>
      <text:p text:style-name="P1">2971;140</text:p>
      <text:p text:style-name="P1">3128;140</text:p>
      <text:p text:style-name="P1">3283;140</text:p>
      <text:p text:style-name="P1">3440;140</text:p>
      <text:p text:style-name="P1">3597;140</text:p>
      <text:p text:style-name="P1">3753;140</text:p>
      <text:p text:style-name="P1">3909;140</text:p>
      <text:p text:style-name="P1">4066;140</text:p>
      <text:p text:style-name="P1">4222;140</text:p>
      <text:p text:style-name="P1">4379;140</text:p>
      <text:p text:style-name="P1">4535;140</text:p>
      <text:p text:style-name="P1">4691;140</text:p>
      <text:p text:style-name="P1">4848;140</text:p>
      <text:p text:style-name="P1">5005;140</text:p>
      <text:p text:style-name="P1">5161;140</text:p>
      <text:p text:style-name="P1">5317;140</text:p>
      <text:p text:style-name="P1">5474;140</text:p>
      <text:p text:style-name="P1">5630;141</text:p>
      <text:p text:style-name="P1">5787;141</text:p>
      <text:p text:style-name="P1">5944;140</text:p>
      <text:p text:style-name="P1">6100;141</text:p>
      <text:p text:style-name="P1">6257;142</text:p>
      <text:p text:style-name="P1">6414;143</text:p>
      <text:p text:style-name="P1">6571;143</text:p>
      <text:p text:style-name="P1">6728;142</text:p>
      <text:p text:style-name="P1">6885;142</text:p>
      <text:p text:style-name="P1">7043;143</text:p>
      <text:p text:style-name="P1">7199;143</text:p>
      <text:p text:style-name="P1">7357;142</text:p>
      <text:p text:style-name="P1">7514;143</text:p>
      <text:p text:style-name="P1">7671;143</text:p>
      <text:p text:style-name="P1">7828;142</text:p>
      <text:p text:style-name="P1">7986;142</text:p>
      <text:p text:style-name="P1">8142;143</text:p>
      <text:p text:style-name="P1">8300;143</text:p>
      <text:p text:style-name="P1">8457;142</text:p>
      <text:p text:style-name="P1">8614;141</text:p>
      <text:p text:style-name="P1">8771;141</text:p>
      <text:p text:style-name="P1">8928;141</text:p>
      <text:p text:style-name="P1">9084;141</text:p>
      <text:p text:style-name="P1"><text:soft-page-break/>9241;142</text:p>
      <text:p text:style-name="P1">9399;141</text:p>
      <text:p text:style-name="P1">9555;140</text:p>
      <text:p text:style-name="P1">9709;140</text:p>
      <text:p text:style-name="P1">9866;140</text:p>
      <text:p text:style-name="P1">10021;141</text:p>
      <text:p text:style-name="P1">10178;141</text:p>
      <text:p text:style-name="P1">10335;141</text:p>
      <text:p text:style-name="P1">10491;141</text:p>
      <text:p text:style-name="P1">10648;141</text:p>
      <text:p text:style-name="P1">10805;141</text:p>
      <text:p text:style-name="P1">10962;141</text:p>
      <text:p text:style-name="P1">11119;141</text:p>
      <text:p text:style-name="P1">11276;141</text:p>
      <text:p text:style-name="P1">11432;142</text:p>
      <text:p text:style-name="P1">11589;141</text:p>
      <text:p text:style-name="P1">11746;141</text:p>
      <text:p text:style-name="P1">11902;141</text:p>
      <text:p text:style-name="P1">12059;141</text:p>
      <text:p text:style-name="P1">12216;141</text:p>
      <text:p text:style-name="P1">12374;141</text:p>
      <text:p text:style-name="P1">12530;141</text:p>
      <text:p text:style-name="P1">12687;141</text:p>
      <text:p text:style-name="P1">12844;142</text:p>
      <text:p text:style-name="P1">13001;141</text:p>
      <text:p text:style-name="P1">13158;141</text:p>
      <text:p text:style-name="P1">13315;141</text:p>
      <text:p text:style-name="P1">13471;141</text:p>
      <text:p text:style-name="P1">13628;141</text:p>
      <text:p text:style-name="P1">13786;141</text:p>
      <text:p text:style-name="P1">13942;141</text:p>
      <text:p text:style-name="P1">14099;141</text:p>
      <text:p text:style-name="P1">14256;140</text:p>
      <text:p text:style-name="P1">14412;141</text:p>
      <text:p text:style-name="P1">14569;141</text:p>
      <text:p text:style-name="P1">14726;141</text:p>
      <text:p text:style-name="P1">14882;141</text:p>
      <text:p text:style-name="P1">15040;141</text:p>
      <text:p text:style-name="P1">15197;141</text:p>
      <text:p text:style-name="P1">15353;141</text:p>
      <text:p text:style-name="P1">15510;141</text:p>
      <text:p text:style-name="P1">15667;141</text:p>
      <text:p text:style-name="P1">15823;140</text:p>
      <text:p text:style-name="P1">15980;140</text:p>
      <text:p text:style-name="P1">16137;141</text:p>
      <text:p text:style-name="P1">16293;141</text:p>
      <text:p text:style-name="P1">16450;141</text:p>
      <text:p text:style-name="P1">16606;141</text:p>
      <text:p text:style-name="P1">16762;141</text:p>
      <text:p text:style-name="P1">16919;141</text:p>
      <text:p text:style-name="P1">17076;141</text:p>
      <text:p text:style-name="P1">17232;141</text:p>
      <text:p text:style-name="P1"><text:soft-page-break/>17389;141</text:p>
      <text:p text:style-name="P1">17546;141</text:p>
      <text:p text:style-name="P1">17703;141</text:p>
      <text:p text:style-name="P1">17860;141</text:p>
      <text:p text:style-name="P1">18017;141</text:p>
      <text:p text:style-name="P1">18173;141</text:p>
      <text:p text:style-name="P1">18330;141</text:p>
      <text:p text:style-name="P1">18487;141</text:p>
      <text:p text:style-name="P1">18643;141</text:p>
      <text:p text:style-name="P1">18800;141</text:p>
      <text:p text:style-name="P1">18957;141</text:p>
      <text:p text:style-name="P1">19115;141</text:p>
      <text:p text:style-name="P1">19271;142</text:p>
      <text:p text:style-name="P1">19428;141</text:p>
      <text:p text:style-name="P1">19585;141</text:p>
      <text:p text:style-name="P1">19741;141</text:p>
      <text:p text:style-name="P1">19898;141</text:p>
      <text:p text:style-name="P1">20055;141</text:p>
      <text:p text:style-name="P1">20212;141</text:p>
      <text:p text:style-name="P1">20369;141</text:p>
      <text:p text:style-name="P1">20526;140</text:p>
      <text:p text:style-name="P1">20682;141</text:p>
      <text:p text:style-name="P1">20839;141</text:p>
      <text:p text:style-name="P1">20996;141</text:p>
      <text:p text:style-name="P1">21152;142</text:p>
      <text:p text:style-name="P1">21309;141</text:p>
      <text:p text:style-name="P1">21467;141</text:p>
      <text:p text:style-name="P1">21623;141</text:p>
      <text:p text:style-name="P1">21779;140</text:p>
      <text:p text:style-name="P1">21936;141</text:p>
      <text:p text:style-name="P1">22092;141</text:p>
      <text:p text:style-name="P1">22249;141</text:p>
      <text:p text:style-name="P1">22406;141</text:p>
      <text:p text:style-name="P1">22562;141</text:p>
      <text:p text:style-name="P1">22719;141</text:p>
      <text:p text:style-name="P1">22876;141</text:p>
      <text:p text:style-name="P1">23032;140</text:p>
      <text:p text:style-name="P1">23189;141</text:p>
      <text:p text:style-name="P1">23346;141</text:p>
      <text:p text:style-name="P1">23502;141</text:p>
      <text:p text:style-name="P1">23659;141</text:p>
      <text:p text:style-name="P1">23817;142</text:p>
      <text:p text:style-name="P1">23973;142</text:p>
      <text:p text:style-name="P1">24130;142</text:p>
      <text:p text:style-name="P1">24287;141</text:p>
      <text:p text:style-name="P1">24444;141</text:p>
      <text:p text:style-name="P1">24601;141</text:p>
      <text:p text:style-name="P1">24758;141</text:p>
      <text:p text:style-name="P1">24914;142</text:p>
      <text:p text:style-name="P1">25072;141</text:p>
      <text:p text:style-name="P1">25229;141</text:p>
      <text:p text:style-name="P1">25385;141</text:p>
      <text:p text:style-name="P1"><text:soft-page-break/>25542;141</text:p>
      <text:p text:style-name="P1">25698;141</text:p>
      <text:p text:style-name="P1">25854;142</text:p>
      <text:p text:style-name="P1">26012;141</text:p>
      <text:p text:style-name="P1">26167;141</text:p>
      <text:p text:style-name="P1">26323;141</text:p>
      <text:p text:style-name="P1">26481;141</text:p>
      <text:p text:style-name="P1">26638;141</text:p>
      <text:p text:style-name="P1">26792;141</text:p>
      <text:p text:style-name="P1">26950;141</text:p>
      <text:p text:style-name="P1">27107;141</text:p>
      <text:p text:style-name="P1">27264;141</text:p>
      <text:p text:style-name="P1">27420;141</text:p>
      <text:p text:style-name="P1">27577;141</text:p>
      <text:p text:style-name="P1">27734;141</text:p>
      <text:p text:style-name="P1">27890;141</text:p>
      <text:p text:style-name="P1">28044;141</text:p>
      <text:p text:style-name="P1">28200;142</text:p>
      <text:p text:style-name="P1">28357;141</text:p>
      <text:p text:style-name="P1">28514;141</text:p>
      <text:p text:style-name="P1">28669;141</text:p>
      <text:p text:style-name="P1">28825;141</text:p>
      <text:p text:style-name="P1">28982;141</text:p>
      <text:p text:style-name="P1">29138;141</text:p>
      <text:p text:style-name="P1">29295;140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20:45:37.197656167</meta:creation-date>
    <dc:date>2018-06-22T20:45:48.913649677</dc:date>
    <meta:editing-duration>PT12S</meta:editing-duration>
    <meta:editing-cycles>1</meta:editing-cycles>
    <meta:document-statistic meta:table-count="0" meta:image-count="0" meta:object-count="0" meta:page-count="4" meta:paragraph-count="181" meta:word-count="181" meta:character-count="1573" meta:non-whitespace-character-count="1572"/>
    <meta:generator>LibreOffice/5.1.6.2$Linux_X86_64 LibreOffice_project/10m0$Build-2</meta:generator>
  </office:meta>
</office:document-meta>
</file>